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text-properties fo:font-size="16pt" fo:font-weight="bold" officeooo:rsid="0018cc16" officeooo:paragraph-rsid="0018cc16"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font-weight="normal" officeooo:rsid="0018cc16" officeooo:paragraph-rsid="0018cc16"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fo:font-size="16pt" fo:language="en" fo:country="US" fo:font-weight="bold" officeooo:rsid="00194a58" officeooo:paragraph-rsid="00194a58"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2pt" fo:language="en" fo:country="US" fo:font-weight="normal" officeooo:rsid="00194a58" officeooo:paragraph-rsid="00194a58"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6pt" fo:language="en" fo:country="US" fo:font-weight="bold" officeooo:rsid="001a72ae" officeooo:paragraph-rsid="001a72ae"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2pt" fo:language="en" fo:country="US" fo:font-weight="normal" officeooo:rsid="001a72ae" officeooo:paragraph-rsid="001a72ae" style:font-size-asian="10.5pt" style:font-weight-asian="normal" style:font-size-complex="12pt" style:font-weight-complex="normal"/>
    </style:style>
    <style:style style:name="P8" style:family="paragraph" style:parent-style-name="Heading_20_1">
      <style:paragraph-properties fo:text-align="center" style:justify-single-word="false"/>
      <style:text-properties fo:font-size="16pt" fo:language="en" fo:country="US" fo:font-weight="bold" officeooo:rsid="001a72ae" officeooo:paragraph-rsid="001a72ae" style:font-size-asian="16pt" style:font-weight-asian="bold" style:font-size-complex="16pt" style:font-weight-complex="bold"/>
    </style:style>
    <style:style style:name="T1"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When we install the Docker engine, by default, these three different Docker networks get created. The <text:span text:style-name="T1">none</text:span> and the <text:span text:style-name="T1">host</text:span> type of network are integral components of Docker, and they cannot be removed.</text:p>
      <text:list text:style-name="L1">
        <text:list-item>
          <text:p text:style-name="P1">The <text:span text:style-name="T1">none driver</text:span> disables networking for all containers altogether. Therefore, this none driver is also not available for swam services.</text:p>
        </text:list-item>
        <text:list-item>
          <text:p text:style-name="P1">The <text:span text:style-name="T1">host driver</text:span> removes the network isolation completely. Any container running under the host network is basically attached to the network of the host system.</text:p>
        </text:list-item>
        <text:list-item>
          <text:p text:style-name="P1">The <text:span text:style-name="T1">bridge type driver</text:span> is the default networking driver in Docker. This can be used when multiple containers are running in standard mode and need to communicate with each other.</text:p>
        </text:list-item>
      </text:list>
      <text:p text:style-name="Standard"/>
      <text:p text:style-name="Standard">In reality, a containerized business application consists of several containers that need to be collaborate to achieve a goal. Therefore, we need a way for individual containers to communicate with each other, and this is achieved by establishing pathways that we can use to send data packets back and forth between two containers. These pathways are called nothing other than networks.</text:p>
      <text:p text:style-name="Standard"/>
      <text:p text:style-name="Standard">The <text:span text:style-name="T1">Docker network Sandbox</text:span> is an isolated environment where the networking configuration for a docker container lives. A sandbox contain many endpoints from many networks, and also can have multiple endpoints attached to different networks.</text:p>
      <text:p text:style-name="Standard"/>
      <text:p text:style-name="Standard">The <text:span text:style-name="T1">bridge driver</text:span> creates a private network internal to the host so the containers on this network can communicate. External access is granted by exposing ports to containers. Docker secures the network by managing rules that block connectivity between different docker networks.</text:p>
      <text:p text:style-name="Standard"/>
      <text:p text:style-name="Standard">The <text:span text:style-name="T1">host driver</text:span> is for standalone containers. It removes network isolation between the container and the Docker host and it uses the host networking directly. The host networks are best when the network stack should not be isolated from the Docker host but you want other aspects of the container to be isolated. </text:p>
      <text:p text:style-name="Standard"/>
      <text:p text:style-name="Standard"/>
      <text:p text:style-name="P2">Bridge Network</text:p>
      <text:p text:style-name="P2"/>
      <text:p text:style-name="P3">Bridge networks allow your applications to run in standalone containers that need to communicate. In terms of docker, a bridge network uses a software bridge which allows containers to connect it to the same bridge network to communicate while providing isolation from containers which are not connected to the bridge network. The bridge network is also called as docker zero. The bridge network uses CIDR to cater IP addresses among containers. The CIDR, a classless inter domain routing system, is a set of Internet protocol standards that is used to create unique identifiers for networks and individual devices.</text:p>
      <text:p text:style-name="P3"/>
      <text:p text:style-name="P3"/>
      <text:p text:style-name="P4">Host Network</text:p>
      <text:p text:style-name="P4"/>
      <text:p text:style-name="P5">The Docker Host network driver, also known as Docker Host networking, is a networking mode in which a Docker container shares its network namespace with the host machine. This means the host network eliminates the isolation between the Docker host and container, so that the container can use the host network directly. The host mode networking can be useful to optimize performance and in situations where a container needs to handle a large range of ports. </text:p>
      <text:p text:style-name="P5"><text:soft-page-break/>For example, we have launched a container running a database and attached it to the my bridge network. We have also launched a web application without specifying a network. In this case, the web application will be running in the default bridge network. Hence, if we try to ping from the DB container to the web container, it will fail because they are running on two different networks. </text:p>
      <text:p text:style-name="P5"/>
      <text:p text:style-name="P5"/>
      <text:p text:style-name="P6">None Network</text:p>
      <text:p text:style-name="P6"/>
      <text:p text:style-name="P7">When the none network is used, the access to external network is disabled and the container cannot communicate with any other container.</text:p>
      <text:p text:style-name="P7"/>
      <text:p text:style-name="P7"/>
      <text:p text:style-name="P6">Overlay Network</text:p>
      <text:p text:style-name="P6"/>
      <text:p text:style-name="P7">The overlay network driver creates a distributed network among multiple Docker daemon hosts. This network sits on top of the host-specific networks, allowing containers connected to it to communicate securely, when encryption is enabled. Docker transparently handles routing of each packet to and from the correct Docker daemon host and the correct destination container. Overlay networks connect multiple Docker daemons together and enable swarm services to communicate with each other.</text:p>
      <text:p text:style-name="P7"/>
      <text:p text:style-name="P7"/>
      <text:h text:style-name="P8" text:outline-level="1">Docker Networks Commands</text:h>
      <text:p text:style-name="P7"/>
      <text:p text:style-name="P7">1. docker network create:</text:p>
      <text:p text:style-name="P7"/>
      <text:p text:style-name="P7">Purpose: Creates a new Docker network.</text:p>
      <text:p text:style-name="P7"/>
      <text:p text:style-name="P7">Syntax: docker network create [OPTIONS] NETWORK</text:p>
      <text:p text:style-name="P7"/>
      <text:p text:style-name="P7">Options:</text:p>
      <text:p text:style-name="P7"/>
      <text:p text:style-name="P7">o--driver: Specify the network driver to use.</text:p>
      <text:p text:style-name="P7"/>
      <text:p text:style-name="P7">o--subnet: Specify a custom subnet for the network.</text:p>
      <text:p text:style-name="P7"/>
      <text:p text:style-name="P7">Example: docker network create my_network</text:p>
      <text:p text:style-name="P7"/>
      <text:p text:style-name="P7"/>
      <text:p text:style-name="P7">2. docker network ls:</text:p>
      <text:p text:style-name="P7"/>
      <text:p text:style-name="P7">Purpose: Lists Docker networks.</text:p>
      <text:p text:style-name="P7"/>
      <text:p text:style-name="P7">Syntax: docker network ls [OPTIONS]</text:p>
      <text:p text:style-name="P7"/>
      <text:p text:style-name="P7">Options:</text:p>
      <text:p text:style-name="P7"/>
      <text:p text:style-name="P7"><text:soft-page-break/>o--filter: Filter networks by conditions.</text:p>
      <text:p text:style-name="P7"/>
      <text:p text:style-name="P7">Example: docker network ls</text:p>
      <text:p text:style-name="P7"/>
      <text:p text:style-name="P7">3. docker network inspect:</text:p>
      <text:p text:style-name="P7"/>
      <text:p text:style-name="P7">Purpose: Returns low-level information about Docker networks.</text:p>
      <text:p text:style-name="P7"/>
      <text:p text:style-name="P7">Syntax: docker network inspect [OPTIONS] NETWORK [NETWORK...]</text:p>
      <text:p text:style-name="P7"/>
      <text:p text:style-name="P7">Options:</text:p>
      <text:p text:style-name="P7"/>
      <text:p text:style-name="P7">o-f, --format: Format the output using the given Go template.</text:p>
      <text:p text:style-name="P7"/>
      <text:p text:style-name="P7">Example: docker network inspect my_network</text:p>
      <text:p text:style-name="P7"/>
      <text:p text:style-name="P7"/>
      <text:p text:style-name="P7">4. docker network connect:</text:p>
      <text:p text:style-name="P7"/>
      <text:p text:style-name="P7">Purpose: Connects a Docker container to a Docker network.</text:p>
      <text:p text:style-name="P7"/>
      <text:p text:style-name="P7">Syntax: docker network connect [OPTIONS] NETWORK CONTAINER</text:p>
      <text:p text:style-name="P7"/>
      <text:p text:style-name="P7">Options:</text:p>
      <text:p text:style-name="P7"/>
      <text:p text:style-name="P7">o--ip: Specify an IPv4 address for the container on the network.</text:p>
      <text:p text:style-name="P7"/>
      <text:p text:style-name="P7">Example: docker network connect my_network my_container</text:p>
      <text:p text:style-name="P7"/>
      <text:p text:style-name="P7"/>
      <text:p text:style-name="P7">5. docker network disconnect:</text:p>
      <text:p text:style-name="P7"/>
      <text:p text:style-name="P7">Purpose: Disconnects a Docker container from a Docker network.</text:p>
      <text:p text:style-name="P7"/>
      <text:p text:style-name="P7">Options: None</text:p>
      <text:p text:style-name="P7"/>
      <text:p text:style-name="P7">Syntax: docker network disconnect [OPTIONS] NETWORK CONTAINER</text:p>
      <text:p text:style-name="P7"/>
      <text:p text:style-name="P7">Example: docker network disconnect my_network my_container</text:p>
      <text:p text:style-name="P7"/>
      <text:p text:style-name="P7"/>
      <text:p text:style-name="P7">6. docker network rm:</text:p>
      <text:p text:style-name="P7"/>
      <text:p text:style-name="P7">Purpose: Removes one or more Docker networks.</text:p>
      <text:p text:style-name="P7"/>
      <text:p text:style-name="P7">Syntax: docker network rm NETWORK [NETWORK...]</text:p>
      <text:p text:style-name="P7"/>
      <text:p text:style-name="P7">Example: docker network rm my_network</text:p>
      <text:p text:style-name="P7"/>
      <text:p text:style-name="P7"><text:soft-page-break/></text:p>
      <text:p text:style-name="P7"/>
      <text:p text:style-name="P7"/>
      <text:p text:style-name="P7">7. docker network prune:</text:p>
      <text:p text:style-name="P7"/>
      <text:p text:style-name="P7">Purpose: Removes all unused Docker networks.</text:p>
      <text:p text:style-name="P7"/>
      <text:p text:style-name="P7">Syntax: docker network prune [OPTIONS]</text:p>
      <text:p text:style-name="P7"/>
      <text:p text:style-name="P7">Options:</text:p>
      <text:p text:style-name="P7"/>
      <text:p text:style-name="P7">o-f, --force: Do not prompt for confirmation.</text:p>
      <text:p text:style-name="P7"/>
      <text:p text:style-name="P7">Example: docker network prune</text:p>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9T10:58:33.706000000</meta:creation-date>
    <dc:date>2025-05-19T12:29:44.528000000</dc:date>
    <meta:editing-duration>PT4M20S</meta:editing-duration>
    <meta:editing-cycles>1</meta:editing-cycles>
    <meta:document-statistic meta:table-count="0" meta:image-count="0" meta:object-count="0" meta:page-count="4" meta:paragraph-count="58" meta:word-count="862" meta:character-count="5558" meta:non-whitespace-character-count="4759"/>
    <meta:generator>LibreOffice/24.8.6.2$Windows_X86_64 LibreOffice_project/6d98ba145e9a8a39fc57bcc76981d1fb1316c60c</meta:generator>
  </office:meta>
</office:document-meta>
</file>